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1215in" style:rel-column-width="3055*"/>
    </style:style>
    <style:style style:name="Table1.B" style:family="table-column">
      <style:table-column-properties style:column-width="0.2556in" style:rel-column-width="368*"/>
    </style:style>
    <style:style style:name="Table1.C" style:family="table-column">
      <style:table-column-properties style:column-width="0.4354in" style:rel-column-width="627*"/>
    </style:style>
    <style:style style:name="Table1.D" style:family="table-column">
      <style:table-column-properties style:column-width="3.8806in" style:rel-column-width="55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4375in" style:rel-column-width="4950*"/>
    </style:style>
    <style:style style:name="Table2.B" style:family="table-column">
      <style:table-column-properties style:column-width="3.2556in" style:rel-column-width="468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3.3611in" table:align="margins"/>
    </style:style>
    <style:style style:name="Table3.A" style:family="table-column">
      <style:table-column-properties style:column-width="0.7076in" style:rel-column-width="1077*"/>
    </style:style>
    <style:style style:name="Table3.B" style:family="table-column">
      <style:table-column-properties style:column-width="2.6535in" style:rel-column-width="4036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3.1792in" table:align="margins"/>
    </style:style>
    <style:style style:name="Table4.A" style:family="table-column">
      <style:table-column-properties style:column-width="0.7479in" style:rel-column-width="1077*"/>
    </style:style>
    <style:style style:name="Table4.B" style:family="table-column">
      <style:table-column-properties style:column-width="2.4313in" style:rel-column-width="3501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0pt" fo:font-weight="bold" officeooo:rsid="000e26a8" officeooo:paragraph-rsid="000e26a8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fo:font-weight="normal" officeooo:rsid="00155856" officeooo:paragraph-rsid="00155856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weight="normal" officeooo:rsid="00155856" officeooo:paragraph-rsid="0015585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58b870" officeooo:paragraph-rsid="0058b870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officeooo:rsid="0019d317" officeooo:paragraph-rsid="0019d317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officeooo:rsid="0019d317" officeooo:paragraph-rsid="0019d317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officeooo:rsid="0025bcb8" officeooo:paragraph-rsid="0025bcb8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officeooo:rsid="0045866f" officeooo:paragraph-rsid="0045866f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officeooo:rsid="004fcdcb" officeooo:paragraph-rsid="004fcdcb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9d317" officeooo:paragraph-rsid="0019d317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3273cb" officeooo:paragraph-rsid="003273cb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3454fa" officeooo:paragraph-rsid="003454f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3b600d" officeooo:paragraph-rsid="003b600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3ec436" officeooo:paragraph-rsid="003ec43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4ee00d" officeooo:paragraph-rsid="004ee00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5bcb8" officeooo:paragraph-rsid="0028f727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6c278" officeooo:paragraph-rsid="0028f727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6c278" officeooo:paragraph-rsid="0026c278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3b600d" officeooo:paragraph-rsid="003b600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4ee00d" officeooo:paragraph-rsid="004ee00d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L VE HİZMET ALIMLARI İÇİN ONAY BELGESİ</text:p>
      <text:p text:style-name="P2">İ.F./NO:<text:text-input text:description="">{{ i_f_no }}</text:text-input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5">ALIMI YAPAN İDARENİN ADI</text:p>
          </table:table-cell>
          <table:covered-table-cell/>
          <table:table-cell table:style-name="Table1.C1" table:number-columns-spanned="2" office:value-type="string">
            <text:p text:style-name="P18"><text:text-input text:description="">{{ alimi_yapan_idare_adi }}</text:text-input>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5">BELGE TARİH VE SAYISI</text:p>
          </table:table-cell>
          <table:covered-table-cell/>
          <table:table-cell table:style-name="Table1.C2" table:number-columns-spanned="2" office:value-type="string">
            <text:p text:style-name="P18"><text:text-input text:description="">{{ belge_tarih_ve_sayisi }}</text:text-input>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12">REKTÖRLÜK MAKAMI’NA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6">ALIM İLE İLGİLİ BİLGİL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8">İŞİN TANIMI</text:p>
          </table:table-cell>
          <table:table-cell table:style-name="Table1.C2" table:number-columns-spanned="3" office:value-type="string">
            <text:p text:style-name="P5"><text:s/><text:text-input text:description="">{{ isin_tanimi }}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">İŞİN NİTELİĞİ</text:p>
          </table:table-cell>
          <table:table-cell table:style-name="Table1.C2" table:number-columns-spanned="3" office:value-type="string">
            <text:p text:style-name="P5"><text:s/><text:text-input text:description="">{{ isin_niteligi }}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">İŞİN MİKTARI</text:p>
          </table:table-cell>
          <table:table-cell table:style-name="Table1.C2" table:number-columns-spanned="3" office:value-type="string">
            <text:p text:style-name="P5"><text:text-input text:description=""/> <text:text-input text:description="">{{ isin_miktari }}</text:text-input>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9">Yaklaşık Maliyet <text:span text:style-name="T1">(KDV Hariç) TL</text:span></text:p>
          </table:table-cell>
          <table:covered-table-cell/>
          <table:covered-table-cell/>
          <table:table-cell table:style-name="Table1.C2" office:value-type="string">
            <text:p text:style-name="P21"><text:s/><text:text-input text:description="">{{ yaklasik_maliyet }}</text:text-input></text:p>
          </table:table-cell>
        </table:table-row>
        <table:table-row>
          <table:table-cell table:style-name="Table1.A2" table:number-columns-spanned="3" office:value-type="string">
            <text:p text:style-name="P19">Kullanılabilir Ödenek Tutarı <text:span text:style-name="T1">(KDV Dahil) TL</text:span></text:p>
          </table:table-cell>
          <table:covered-table-cell/>
          <table:covered-table-cell/>
          <table:table-cell table:style-name="Table1.C2" office:value-type="string">
            <text:p text:style-name="P21"><text:s/><text:text-input text:description="">{{ kullanilabilir_odenek_tutari }}</text:text-input></text:p>
          </table:table-cell>
        </table:table-row>
        <table:table-row>
          <table:table-cell table:style-name="Table1.A2" table:number-columns-spanned="3" office:value-type="string">
            <text:p text:style-name="P20">Proje Numarası</text:p>
          </table:table-cell>
          <table:covered-table-cell/>
          <table:covered-table-cell/>
          <table:table-cell table:style-name="Table1.C2" office:value-type="string">
            <text:p text:style-name="P21"><text:s/><text:text-input text:description="">{{ proje_numarasi }}</text:text-input></text:p>
          </table:table-cell>
        </table:table-row>
        <table:table-row>
          <table:table-cell table:style-name="Table1.A2" table:number-columns-spanned="3" office:value-type="string">
            <text:p text:style-name="P20">Bütçe Tertibi</text:p>
          </table:table-cell>
          <table:covered-table-cell/>
          <table:covered-table-cell/>
          <table:table-cell table:style-name="Table1.C2" office:value-type="string">
            <text:p text:style-name="P21"><text:s/><text:text-input text:description="">{{ butce_tertibi }}</text:text-input></text:p>
          </table:table-cell>
        </table:table-row>
        <table:table-row>
          <table:table-cell table:style-name="Table1.A2" table:number-columns-spanned="3" office:value-type="string">
            <text:p text:style-name="P20">Alım Usulü</text:p>
          </table:table-cell>
          <table:covered-table-cell/>
          <table:covered-table-cell/>
          <table:table-cell table:style-name="Table1.C2" office:value-type="string">
            <text:p text:style-name="P21"><text:s/><text:text-input text:description="">{{ alim_usulu }}</text:text-input></text:p>
          </table:table-cell>
        </table:table-row>
        <table:table-row>
          <table:table-cell table:style-name="Table1.A2" table:number-columns-spanned="3" office:value-type="string">
            <text:p text:style-name="P20">Avans Verilecekse Şartları</text:p>
          </table:table-cell>
          <table:covered-table-cell/>
          <table:covered-table-cell/>
          <table:table-cell table:style-name="Table1.C2" office:value-type="string">
            <text:p text:style-name="P21"><text:s/><text:text-input text:description="">{{ avans_verilme_sartlari }}</text:text-input></text:p>
          </table:table-cell>
        </table:table-row>
        <table:table-row>
          <table:table-cell table:style-name="Table1.A2" table:number-columns-spanned="3" office:value-type="string">
            <text:p text:style-name="P20">İlanın Şekli ve Adedi</text:p>
          </table:table-cell>
          <table:covered-table-cell/>
          <table:covered-table-cell/>
          <table:table-cell table:style-name="Table1.C2" office:value-type="string">
            <text:p text:style-name="P21"><text:s/><text:text-input text:description="">{{ ilanin_sekli_ve_adedi }}</text:text-input></text:p>
          </table:table-cell>
        </table:table-row>
        <table:table-row>
          <table:table-cell table:style-name="Table1.A2" table:number-columns-spanned="3" office:value-type="string">
            <text:p text:style-name="P20">Şartname Düzenlenip Düzenlenmeyeceği</text:p>
          </table:table-cell>
          <table:covered-table-cell/>
          <table:covered-table-cell/>
          <table:table-cell table:style-name="Table1.C2" office:value-type="string">
            <text:p text:style-name="P21"><text:s/><text:text-input text:description="">{{ sartname_duzenlemesi }}</text:text-input></text:p>
          </table:table-cell>
        </table:table-row>
        <table:table-row>
          <table:table-cell table:style-name="Table1.A2" table:number-columns-spanned="3" office:value-type="string">
            <text:p text:style-name="P20">Sözleşme Düzenlenip Düzenlenmeyeceği</text:p>
          </table:table-cell>
          <table:covered-table-cell/>
          <table:covered-table-cell/>
          <table:table-cell table:style-name="Table1.C2" office:value-type="string">
            <text:p text:style-name="P21"><text:s/><text:text-input text:description="">{{ sozlesme_duzenlemesi }}</text:text-input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3">ALIM İLE İLGİLİ DİĞER AÇIKLAMALAR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7"><text:text-input text:description="">{{ alim_ile_ilgili_aciklama }}</text:text-input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7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4">Piyasa Araştırması Yapmakla Görevli Personel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4"><text:text-input text:description=""/><text:text-input text:description="">{% for gorevli in arastirma_gorevlileri %}</text:text-input></text:p>
          </table:table-cell>
          <table:covered-table-cell/>
        </table:table-row>
        <table:table-row>
          <table:table-cell table:style-name="Table2.A6" office:value-type="string">
            <text:p text:style-name="P14"><text:text-input text:description="">{{ gorevli }}</text:text-input></text:p>
          </table:table-cell>
          <table:table-cell table:style-name="Table2.A2" office:value-type="string">
            <text:p text:style-name="P14"/>
          </table:table-cell>
        </table:table-row>
        <table:table-row>
          <table:table-cell table:style-name="Table2.A2" table:number-columns-spanned="2" office:value-type="string">
            <text:p text:style-name="P14"><text:text-input text:description="">{% endfor %}</text:text-input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5">ONAY</text:p>
          </table:table-cell>
          <table:covered-table-cell/>
        </table:table-row>
        <table:table-row>
          <table:table-cell table:style-name="Table2.A6" office:value-type="string">
            <text:p text:style-name="P22"/>
            <text:p text:style-name="P22">Yukarıda belirtilen malın / hizmetin alınması için alıma çıkılması hususunu onaylarınıza arz ederim.</text:p>
            <text:p text:style-name="P22"/>
          </table:table-cell>
          <table:table-cell table:style-name="Table2.A2" office:value-type="string">
            <text:p text:style-name="P16">UYGUNDUR</text:p>
          </table:table-cell>
        </table:table-row>
        <table:table-row>
          <table:table-cell table:style-name="Table2.A6" office:value-type="string">
            <text:p text:style-name="P22"><text:text-input text:description="">{{ belge_imza_tarihi }}</text:text-input>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9">Adı Soyadı</text:p>
                </table:table-cell>
                <table:table-cell table:style-name="Table3.A1" office:value-type="string">
                  <text:p text:style-name="P10">: <text:text-input text:description="">{{ gorevli.ad }}</text:text-input></text:p>
                </table:table-cell>
              </table:table-row>
              <table:table-row>
                <table:table-cell table:style-name="Table3.A1" office:value-type="string">
                  <text:p text:style-name="P9"><text:text-input text:description=""/>Unvanı</text:p>
                </table:table-cell>
                <table:table-cell table:style-name="Table3.A1" office:value-type="string">
                  <text:p text:style-name="P10">: <text:text-input text:description="">{{ gorevli.unvan }}</text:text-input></text:p>
                </table:table-cell>
              </table:table-row>
              <table:table-row>
                <table:table-cell table:style-name="Table3.A1" office:value-type="string">
                  <text:p text:style-name="P9">İmzası</text:p>
                </table:table-cell>
                <table:table-cell table:style-name="Table3.A1" office:value-type="string">
                  <text:p text:style-name="P10">: </text:p>
                  <text:p text:style-name="P10"/>
                </table:table-cell>
              </table:table-row>
            </table:table>
            <text:p text:style-name="P22"/>
          </table:table-cell>
          <table:table-cell table:style-name="Table2.A2" office:value-type="string">
            <text:p text:style-name="P17">İhale Yetkilisi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1">Adı Soyadı</text:p>
                </table:table-cell>
                <table:table-cell table:style-name="Table4.A1" office:value-type="string">
                  <text:p text:style-name="P10">: <text:text-input text:description="">{{ ihale_yetkilisi.ad }}</text:text-input></text:p>
                </table:table-cell>
              </table:table-row>
              <table:table-row>
                <table:table-cell table:style-name="Table4.A1" office:value-type="string">
                  <text:p text:style-name="P11">Unvanı</text:p>
                </table:table-cell>
                <table:table-cell table:style-name="Table4.A1" office:value-type="string">
                  <text:p text:style-name="P10">: <text:text-input text:description="">{{ ihale_yetkilisi.unvan }}</text:text-input></text:p>
                </table:table-cell>
              </table:table-row>
              <table:table-row>
                <table:table-cell table:style-name="Table4.A1" office:value-type="string">
                  <text:p text:style-name="P11">İmzası</text:p>
                </table:table-cell>
                <table:table-cell table:style-name="Table4.A1" office:value-type="string">
                  <text:p text:style-name="P10">:</text:p>
                  <text:p text:style-name="P10"/>
                </table:table-cell>
              </table:table-row>
            </table:table>
            <text:p text:style-name="P23"/>
          </table:table-cell>
        </table:table-row>
      </table:table>
      <text:p text:style-name="P4"><text:line-break/>Ek. Piyasa Fiyat Araştırma Tutanağ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5:30:54.892517710</meta:creation-date>
    <meta:generator>LibreOffice/5.1.6.2$Linux_X86_64 LibreOffice_project/10m0$Build-2</meta:generator>
    <dc:date>2017-08-11T16:21:01.246665044</dc:date>
    <meta:editing-duration>PT49M45S</meta:editing-duration>
    <meta:editing-cycles>51</meta:editing-cycles>
    <meta:document-statistic meta:table-count="4" meta:image-count="0" meta:object-count="0" meta:page-count="1" meta:paragraph-count="56" meta:word-count="233" meta:character-count="1307" meta:non-whitespace-character-count="1171"/>
  </office:meta>
</office:document-meta>
</file>